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atatypeManage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type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atatypeManager.createDatatype( Element datatypeElement , boolean arra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atatype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DatatypeManager.createValidationRule( Element validationRule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atatypeManager.createConvertor( String dataTypeName , Element convertor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atatypeManag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